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688in" fo:margin-left="0.4715in" fo:margin-top="0in" fo:margin-bottom="0in" table:align="left" style:writing-mode="lr-tb"/>
    </style:style>
    <style:style style:name="Table1.A" style:family="table-column">
      <style:table-column-properties style:column-width="5.868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style:font-name="Consolas" fo:font-size="10pt" style:font-size-asian="10pt" style:font-name-complex="Consolas1" style:font-size-complex="10pt"/>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TML_20_Preformatted">
      <style:paragraph-properties style:line-height-at-least="0.1835in" fo:background-color="#f9f9f9" fo:padding="0.1665in" fo:border="0.74pt dashed #2f6fab">
        <style:background-image/>
      </style:paragraph-properties>
    </style:style>
    <style:style style:name="P6" style:family="paragraph" style:parent-style-name="List_20_Paragraph" style:list-style-name="WWNum1"/>
    <style:style style:name="P7" style:family="paragraph" style:parent-style-name="List_20_Paragraph">
      <style:paragraph-properties fo:margin-left="0.55in" fo:margin-right="0in" fo:text-indent="0in" style:auto-text-indent="false"/>
    </style:style>
    <style:style style:name="P8" style:family="paragraph" style:parent-style-name="List_20_Paragraph">
      <style:paragraph-properties fo:margin-left="0.55in" fo:margin-right="0in" fo:text-indent="0in" style:auto-text-indent="false"/>
      <style:text-properties style:font-name="Times New Roman" fo:font-size="12pt" style:font-size-asian="12pt" style:font-name-complex="Times New Roman1" style:font-size-complex="12pt"/>
    </style:style>
    <style:style style:name="P9"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1" style:font-size-complex="12pt"/>
    </style:style>
    <style:style style:name="P10" style:family="paragraph" style:parent-style-name="List_20_Paragraph">
      <style:paragraph-properties fo:margin-left="0.25in" fo:margin-right="0in" fo:text-indent="0in" style:auto-text-indent="false"/>
    </style:style>
    <style:style style:name="P11" style:family="paragraph" style:parent-style-name="List_20_Paragraph">
      <style:paragraph-properties fo:margin-left="0.25in" fo:margin-right="0in" fo:text-indent="0in"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9pt" style:font-size-asian="19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fo:color="#bf5f3f" style:font-name="Consolas" fo:font-size="10pt" style:font-size-asian="10pt" style:font-name-complex="Consolas1" style:font-size-complex="10pt"/>
    </style:style>
    <style:style style:name="T5" style:family="text">
      <style:text-properties style:font-name="Consolas" fo:font-size="10pt" style:font-size-asian="10pt" style:font-name-complex="Consolas1" style:font-size-complex="10pt"/>
    </style:style>
    <style:style style:name="T6" style:family="text">
      <style:text-properties fo:color="#3f7f7f" style:font-name="Consolas" fo:font-size="10pt" style:font-size-asian="10pt" style:font-name-complex="Consolas1" style:font-size-complex="10pt"/>
    </style:style>
    <style:style style:name="T7" style:family="text">
      <style:text-properties fo:color="#7f007f" style:font-name="Consolas" fo:font-size="10pt" style:font-size-asian="10pt" style:font-name-complex="Consolas1" style:font-size-complex="10pt"/>
    </style:style>
    <style:style style:name="T8" style:family="text">
      <style:text-properties fo:color="#7f007f" style:font-name="Consolas" fo:font-size="10pt" fo:background-color="#ffff00" loext:char-shading-value="0" style:font-size-asian="10pt" style:font-name-complex="Consolas1" style:font-size-complex="10pt"/>
    </style:style>
    <style:style style:name="T9" style:family="text">
      <style:text-properties fo:color="#000000" style:font-name="Consolas" fo:font-size="10pt" style:font-size-asian="10pt" style:font-name-complex="Consolas1" style:font-size-complex="10pt"/>
    </style:style>
    <style:style style:name="T10" style:family="text">
      <style:text-properties fo:color="#000000" style:font-name="Consolas" fo:font-size="10pt" fo:background-color="#ffff00" loext:char-shading-value="0" style:font-size-asian="10pt" style:font-name-complex="Consolas1" style:font-size-complex="10pt"/>
    </style:style>
    <style:style style:name="T11" style:family="text">
      <style:text-properties fo:color="#000000" style:font-name="Consolas" style:font-name-complex="Consolas1"/>
    </style:style>
    <style:style style:name="T12" style:family="text">
      <style:text-properties fo:color="#2a00ff" style:font-name="Consolas" fo:font-size="10pt" fo:font-style="italic" style:font-size-asian="10pt" style:font-style-asian="italic" style:font-name-complex="Consolas1" style:font-size-complex="10pt" style:font-style-complex="italic"/>
    </style:style>
    <style:style style:name="T13" style:family="text">
      <style:text-properties fo:color="#2a00ff" style:font-name="Consolas" fo:font-size="10pt" fo:font-style="italic" fo:background-color="#ffff00" loext:char-shading-value="0" style:font-size-asian="10pt" style:font-style-asian="italic" style:font-name-complex="Consolas1" style:font-size-complex="10pt" style:font-style-complex="italic"/>
    </style:style>
    <style:style style:name="T14" style:family="text">
      <style:text-properties fo:color="#2a00ff" style:font-name="Consolas" fo:font-size="10pt" style:font-size-asian="10pt" style:font-name-complex="Consolas1" style:font-size-complex="10pt"/>
    </style:style>
    <style:style style:name="T15" style:family="text">
      <style:text-properties fo:color="#3f5fbf" style:font-name="Consolas" fo:font-size="10pt" style:font-size-asian="10pt" style:font-name-complex="Consolas1" style:font-size-complex="10pt"/>
    </style:style>
    <style:style style:name="T16" style:family="text">
      <style:text-properties fo:color="#008080" style:font-name="Consolas" fo:font-size="10pt" style:font-size-asian="10pt" style:font-name-complex="Consolas1" style:font-size-complex="10pt"/>
    </style:style>
    <style:style style:name="T17" style:family="text">
      <style:text-properties fo:color="#3f7f5f" style:font-name="Consolas" fo:font-size="10pt" style:font-size-asian="10pt" style:font-name-complex="Consolas1" style:font-size-complex="10pt"/>
    </style:style>
    <style:style style:name="T18" style:family="text">
      <style:text-properties fo:color="#7f0055" style:font-name="Consolas" fo:font-size="10pt" fo:font-weight="bold" style:font-size-asian="10pt" style:font-weight-asian="bold" style:font-name-complex="Consolas1" style:font-size-complex="10pt" style:font-weight-complex="bold"/>
    </style:style>
    <style:style style:name="T19" style:family="text">
      <style:text-properties fo:color="#ff0000" style:font-name="Consolas" fo:font-size="10pt" fo:font-weight="bold" fo:background-color="#ffff00" loext:char-shading-value="0" style:font-size-asian="10pt" style:font-weight-asian="bold" style:font-name-complex="Consolas1" style:font-size-complex="10pt"/>
    </style:style>
    <style:style style:name="T20" style:family="text">
      <style:text-properties fo:color="#ff0000" style:font-name="Consolas" fo:font-size="10pt" fo:font-weight="bold" style:font-size-asian="10pt" style:font-weight-asian="bold" style:font-name-complex="Consolas1" style:font-size-complex="10pt"/>
    </style:style>
    <style:style style:name="T21" style:family="text">
      <style:text-properties fo:color="#ff0000" style:font-name="Consolas" fo:font-weight="bold" fo:background-color="#ffff00" loext:char-shading-value="0" style:font-weight-asian="bold"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Quy trình chứng thực cho Zimbra</text:span></text:h>
      <text:list xml:id="list9175739729717864362" text:style-name="WWNum1">
        <text:list-item>
          <text:p text:style-name="P6"><text:span text:style-name="T2">Cài đặt Zimbra lên Server</text:span></text:p>
          <text:list>
            <text:list-item>
              <text:p text:style-name="P6"><text:span text:style-name="T3">Yêu cầu</text:span></text:p>
            </text:list-item>
          </text:list>
        </text:list-item>
      </text:list>
      <text:p text:style-name="P7"><text:span text:style-name="T3">Hệ điều hành CentOS, Ram tối thiểu 2Gb.</text:span></text:p>
      <text:p text:style-name="P7"><text:span text:style-name="T3">Bộ cài đặt Zimbra</text:span></text:p>
      <text:list xml:id="list152626804160241" text:continue-numbering="true" text:style-name="WWNum1">
        <text:list-item>
          <text:list>
            <text:list-item>
              <text:p text:style-name="P6"><text:span text:style-name="T3">Cài đặt</text:span></text:p>
            </text:list-item>
          </text:list>
        </text:list-item>
        <text:list-item>
          <text:p text:style-name="P6"><text:span text:style-name="T2">Đăng nhập bằng EToken</text:span></text:p>
          <text:list>
            <text:list-item>
              <text:p text:style-name="P6"><text:span text:style-name="T3">Chỉnh sửa file login.jsp:</text:span></text:p>
            </text:list-item>
          </text:list>
        </text:list-item>
      </text:list>
      <text:p text:style-name="P7"><text:span text:style-name="T3">Tìm đoạn code </text:span><text:span text:style-name="T4">&lt;%@</text:span><text:span text:style-name="T5"> </text:span><text:span text:style-name="T6">taglib</text:span><text:span text:style-name="T5"> </text:span><text:span text:style-name="T7">prefix</text:span><text:span text:style-name="T9">=</text:span><text:span text:style-name="T12">"app"</text:span><text:span text:style-name="T5"> </text:span><text:span text:style-name="T7">uri</text:span><text:span text:style-name="T9">=</text:span><text:span text:style-name="T12">"com.zimbra.htmlclient"</text:span><text:span text:style-name="T5"> </text:span><text:span text:style-name="T4">%&gt;</text:span><text:span text:style-name="T3"> thêm vào phía dưới đoạn code sau:</text:span></text:p>
      <text:p text:style-name="P8"/>
      <table:table table:name="Table1" table:style-name="Table1">
        <table:table-column table:style-name="Table1.A"/>
        <table:table-row table:style-name="Table1.1">
          <table:table-cell table:style-name="Table1.A1" office:value-type="string">
            <text:p text:style-name="P2"><text:span text:style-name="T15">&lt;%----------------------------------ECOIT EDIT CODE ---------------------------------------%&gt;</text:span></text:p>
            <text:p text:style-name="P2"><text:span text:style-name="T4">&lt;%@</text:span><text:span text:style-name="T5"> </text:span><text:span text:style-name="T6">taglib</text:span><text:span text:style-name="T5"> </text:span><text:span text:style-name="T7">uri</text:span><text:span text:style-name="T9">=</text:span><text:span text:style-name="T12">"http://java.sun.com/jsp/jstl/sql"</text:span><text:span text:style-name="T5"> </text:span><text:span text:style-name="T7">prefix</text:span><text:span text:style-name="T9">=</text:span><text:span text:style-name="T12">"sql"</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security.InvalidKeyException"</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security.NoSuchAlgorithmException"</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security.SecureRandom"</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util.HashMap"</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util.Map"</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util.Iterator"</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util.TreeSet"</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x.crypto.Mac"</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x.crypto.SecretKey"</text:span><text:span text:style-name="T5"> </text:span><text:span text:style-name="T4">%&gt;</text:span></text:p>
            <text:p text:style-name="P2"><text:span text:style-name="T4">&lt;%@</text:span><text:span text:style-name="T5"> </text:span><text:span text:style-name="T6">page</text:span><text:span text:style-name="T5"> </text:span><text:span text:style-name="T7">import</text:span><text:span text:style-name="T9">=</text:span><text:span text:style-name="T12">"javax.crypto.spec.SecretKeySpec"</text:span><text:span text:style-name="T5"> </text:span><text:span text:style-name="T4">%&gt;</text:span></text:p>
            <text:p text:style-name="P3"/>
            <text:p text:style-name="P3"/>
            <text:p text:style-name="P2"><text:span text:style-name="T16">&lt;</text:span><text:span text:style-name="T6">script</text:span><text:span text:style-name="T5"> </text:span><text:span text:style-name="T7">src</text:span><text:span text:style-name="T9">=</text:span><text:span text:style-name="T12">"//ajax.googleapis.com/ajax/libs/jquery/1.8.3/jquery.min.js"</text:span><text:span text:style-name="T16">&gt;&lt;/</text:span><text:span text:style-name="T6">script</text:span><text:span text:style-name="T16">&gt;</text:span></text:p>
            <text:p text:style-name="P2"><text:span text:style-name="T16">&lt;</text:span><text:span text:style-name="T6">APPLET</text:span><text:span text:style-name="T5"> </text:span><text:span text:style-name="T7">CODE</text:span><text:span text:style-name="T9">=</text:span><text:span text:style-name="T12">"com.ecoit.ca.applet.SampleApplet.class"</text:span><text:span text:style-name="T5"> <text:s/></text:span></text:p>
            <text:p text:style-name="P2"><text:span text:style-name="T5"><text:tab/><text:tab/></text:span><text:span text:style-name="T7">archive</text:span><text:span text:style-name="T9">=</text:span><text:span text:style-name="T12">"sCAApplet.jar,lib/bcprov-jdk.jar,lib/itext-xtra-5.1.3.jar,lib/poi-excelant-3.9-20121203.jar,lib/commons-codec-1.5.jar,lib/jacob-1.14.3.jar,lib/poi-ooxml-3.9-20121203.jar,lib/commons-logging-1.1.jar,lib/jaxen-1.1.jar,lib/poi-ooxml-schemas-3.9-20121203.jar,lib/commons-net-3.2.jar,lib/log4j-1.2.13.jar,lib/poi-scratchpad-3.9-20121203.jar,lib/dom4j-1.6.1.jar,lib/openxml4j-sig.jar,lib/stax-api-1.0.1.jar,lib/itext-2.1.7.jar,lib/poi-3.9-20121203.jar,lib/xmlbeans-2.3.0.jar"</text:span></text:p>
            <text:p text:style-name="P2"><text:span text:style-name="T5"><text:s text:c="8"/></text:span><text:span text:style-name="T7">NAME</text:span><text:span text:style-name="T9">=</text:span><text:span text:style-name="T12">"myApplet113"</text:span><text:span text:style-name="T5"> </text:span></text:p>
            <text:p text:style-name="P2"><text:span text:style-name="T5"><text:s text:c="8"/></text:span><text:span text:style-name="T7">HEIGHT</text:span><text:span text:style-name="T9">=</text:span><text:span text:style-name="T12">0</text:span><text:span text:style-name="T5"> </text:span><text:span text:style-name="T7">WIDTH</text:span><text:span text:style-name="T9">=</text:span><text:span text:style-name="T12">0</text:span></text:p>
            <text:p text:style-name="P2"><text:span text:style-name="T5"><text:s text:c="8"/></text:span><text:span text:style-name="T7">codebase</text:span><text:span text:style-name="T9">=</text:span><text:span text:style-name="T12">"/zimbra/public/ecoit_plugin34"</text:span><text:span text:style-name="T16">&gt;</text:span></text:p>
            <text:p text:style-name="P2"><text:span text:style-name="T16">&lt;/</text:span><text:span text:style-name="T6">APPLET</text:span><text:span text:style-name="T16">&gt;</text:span></text:p>
            <text:p text:style-name="P3"/>
            <text:p text:style-name="P2"><text:span text:style-name="T16">&lt;</text:span><text:span text:style-name="T6">script</text:span><text:span text:style-name="T16">&gt;</text:span></text:p>
            <text:p text:style-name="P2"><text:span text:style-name="T9"><text:tab/></text:span></text:p>
            <text:p text:style-name="P2"><text:span text:style-name="T16">&lt;/</text:span><text:span text:style-name="T6">script</text:span><text:span text:style-name="T16">&gt;</text:span></text:p>
            <text:p text:style-name="P2"><text:span text:style-name="T4">&lt;%</text:span><text:span text:style-name="T9"> </text:span><text:span text:style-name="T17">//SampleEncrypt encrypt = new SampleEncrypt();</text:span><text:span text:style-name="T4">%&gt;</text:span></text:p>
            <text:p text:style-name="P3"/>
            <text:p text:style-name="P2"><text:span text:style-name="T4">&lt;%!</text:span></text:p>
            <text:p text:style-name="P3"/>
            <text:p text:style-name="P2"><text:span text:style-name="T9"><text:s/></text:span><text:span text:style-name="T18">public</text:span><text:span text:style-name="T9"> </text:span><text:span text:style-name="T18">static</text:span><text:span text:style-name="T9"> </text:span><text:span text:style-name="T18">final</text:span><text:span text:style-name="T9"> String </text:span><text:span text:style-name="T19">DOMAIN_KEY =</text:span></text:p>
            <text:p text:style-name="P2"><text:span text:style-name="T19"><text:s text:c="8"/>"034735ca959dc59ffd8941d7a9be7f575f0483ffdd5d6a32e5480e8e0e172ce1";</text:span></text:p>
            <text:p text:style-name="P3"/>
            <text:p text:style-name="P3"><text:soft-page-break/></text:p>
            <text:p text:style-name="P2"><text:span text:style-name="T9"><text:s/></text:span><text:span text:style-name="T18">public</text:span><text:span text:style-name="T9"> </text:span><text:span text:style-name="T18">static</text:span><text:span text:style-name="T9"> String generateRedirect(HttpServletRequest request, String name) {</text:span></text:p>
            <text:p text:style-name="P2"><text:span text:style-name="T9"><text:s text:c="5"/>HashMap params = </text:span><text:span text:style-name="T18">new</text:span><text:span text:style-name="T9"> HashMap();</text:span></text:p>
            <text:p text:style-name="P2"><text:span text:style-name="T9"><text:s text:c="5"/>String ts = System.currentTimeMillis()+</text:span><text:span text:style-name="T14">""</text:span><text:span text:style-name="T9">;</text:span></text:p>
            <text:p text:style-name="P2"><text:span text:style-name="T9"><text:s text:c="5"/>params.put(</text:span><text:span text:style-name="T14">"account"</text:span><text:span text:style-name="T9">, name);</text:span></text:p>
            <text:p text:style-name="P2"><text:span text:style-name="T9"><text:s text:c="5"/>params.put(</text:span><text:span text:style-name="T14">"by"</text:span><text:span text:style-name="T9">, </text:span><text:span text:style-name="T14">"name"</text:span><text:span text:style-name="T9">); </text:span><text:span text:style-name="T17">// needs to be part of hmac</text:span></text:p>
            <text:p text:style-name="P2"><text:span text:style-name="T9"><text:s text:c="5"/>params.put(</text:span><text:span text:style-name="T14">"timestamp"</text:span><text:span text:style-name="T9">, ts);</text:span></text:p>
            <text:p text:style-name="P2"><text:span text:style-name="T9"><text:s text:c="5"/>params.put(</text:span><text:span text:style-name="T14">"expires"</text:span><text:span text:style-name="T9">, </text:span><text:span text:style-name="T14">"0"</text:span><text:span text:style-name="T9">); </text:span><text:span text:style-name="T17">// means use the default</text:span></text:p>
            <text:p text:style-name="P3"/>
            <text:p text:style-name="P2"><text:span text:style-name="T9"><text:s text:c="5"/>String preAuth = computePreAuth(params, DOMAIN_KEY);</text:span></text:p>
            <text:p text:style-name="P2"><text:span text:style-name="T9"><text:s text:c="5"/></text:span><text:span text:style-name="T18">return</text:span><text:span text:style-name="T9"> request.getScheme()+</text:span><text:span text:style-name="T14">"://"</text:span><text:span text:style-name="T9">+request.getServerName()+</text:span><text:span text:style-name="T14">":"</text:span><text:span text:style-name="T9">+request.getServerPort()+</text:span><text:span text:style-name="T14">"/service/preauth/?"</text:span><text:span text:style-name="T9"> +</text:span></text:p>
            <text:p text:style-name="P2"><text:span text:style-name="T9"><text:s text:c="11"/></text:span><text:span text:style-name="T14">"account="</text:span><text:span text:style-name="T9">+name+</text:span></text:p>
            <text:p text:style-name="P2"><text:span text:style-name="T9"><text:s text:c="11"/></text:span><text:span text:style-name="T14">"&amp;by=name"</text:span><text:span text:style-name="T9">+</text:span></text:p>
            <text:p text:style-name="P2"><text:span text:style-name="T9"><text:s text:c="11"/></text:span><text:span text:style-name="T14">"&amp;timestamp="</text:span><text:span text:style-name="T9">+ts+</text:span></text:p>
            <text:p text:style-name="P2"><text:span text:style-name="T9"><text:s text:c="11"/></text:span><text:span text:style-name="T14">"&amp;expires=0"</text:span><text:span text:style-name="T9">+</text:span></text:p>
            <text:p text:style-name="P2"><text:span text:style-name="T9"><text:s text:c="11"/></text:span><text:span text:style-name="T14">"&amp;preauth="</text:span><text:span text:style-name="T9">+preAuth;</text:span></text:p>
            <text:p text:style-name="P2"><text:span text:style-name="T9"><text:s text:c="2"/>}</text:span></text:p>
            <text:p text:style-name="P3"/>
            <text:p text:style-name="P2"><text:span text:style-name="T9"><text:s text:c="4"/></text:span><text:span text:style-name="T18">public</text:span><text:span text:style-name="T9"> </text:span><text:span text:style-name="T18">static</text:span><text:span text:style-name="T9"> <text:s/>String computePreAuth(Map params, String key) {</text:span></text:p>
            <text:p text:style-name="P2"><text:span text:style-name="T9"><text:s text:c="8"/>TreeSet names = </text:span><text:span text:style-name="T18">new</text:span><text:span text:style-name="T9"> TreeSet(params.keySet());</text:span></text:p>
            <text:p text:style-name="P2"><text:span text:style-name="T9"><text:s text:c="8"/>StringBuffer sb = </text:span><text:span text:style-name="T18">new</text:span><text:span text:style-name="T9"> StringBuffer();</text:span></text:p>
            <text:p text:style-name="P2"><text:span text:style-name="T9"><text:s text:c="8"/></text:span><text:span text:style-name="T18">for</text:span><text:span text:style-name="T9"> (Iterator it=names.iterator(); it.hasNext();) {</text:span></text:p>
            <text:p text:style-name="P2"><text:span text:style-name="T9"><text:s text:c="12"/></text:span><text:span text:style-name="T18">if</text:span><text:span text:style-name="T9"> (sb.length() &gt; 0) sb.append(</text:span><text:span text:style-name="T14">'|'</text:span><text:span text:style-name="T9">);</text:span></text:p>
            <text:p text:style-name="P2"><text:span text:style-name="T9"><text:s text:c="12"/>sb.append(params.get(it.next()));</text:span></text:p>
            <text:p text:style-name="P2"><text:span text:style-name="T9"><text:s text:c="8"/>}</text:span></text:p>
            <text:p text:style-name="P2"><text:span text:style-name="T9"><text:s text:c="8"/></text:span><text:span text:style-name="T18">return</text:span><text:span text:style-name="T9"> getHmac(sb.toString(), key.getBytes());</text:span></text:p>
            <text:p text:style-name="P2"><text:span text:style-name="T9"><text:s text:c="4"/>}</text:span></text:p>
            <text:p text:style-name="P3"/>
            <text:p text:style-name="P2"><text:span text:style-name="T9"><text:s text:c="4"/></text:span><text:span text:style-name="T18">private</text:span><text:span text:style-name="T9"> </text:span><text:span text:style-name="T18">static</text:span><text:span text:style-name="T9"> String getHmac(String data, </text:span><text:span text:style-name="T18">byte</text:span><text:span text:style-name="T9">[] key) {</text:span></text:p>
            <text:p text:style-name="P2"><text:span text:style-name="T9"><text:s text:c="8"/></text:span><text:span text:style-name="T18">try</text:span><text:span text:style-name="T9"> {</text:span></text:p>
            <text:p text:style-name="P2"><text:span text:style-name="T9"><text:s text:c="12"/>ByteKey bk = </text:span><text:span text:style-name="T18">new</text:span><text:span text:style-name="T9"> ByteKey(key);</text:span></text:p>
            <text:p text:style-name="P2"><text:span text:style-name="T9"><text:s text:c="12"/>Mac mac = Mac.getInstance(</text:span><text:span text:style-name="T14">"HmacSHA1"</text:span><text:span text:style-name="T9">);</text:span></text:p>
            <text:p text:style-name="P2"><text:span text:style-name="T9"><text:s text:c="12"/>mac.init(bk);</text:span></text:p>
            <text:p text:style-name="P2"><text:span text:style-name="T9"><text:s text:c="12"/></text:span><text:span text:style-name="T18">return</text:span><text:span text:style-name="T9"> toHex(mac.doFinal(data.getBytes()));</text:span></text:p>
            <text:p text:style-name="P2"><text:span text:style-name="T9"><text:s text:c="8"/>} </text:span><text:span text:style-name="T18">catch</text:span><text:span text:style-name="T9"> (NoSuchAlgorithmException e) {</text:span></text:p>
            <text:p text:style-name="P2"><text:span text:style-name="T9"><text:s text:c="12"/></text:span><text:span text:style-name="T18">throw</text:span><text:span text:style-name="T9"> </text:span><text:span text:style-name="T18">new</text:span><text:span text:style-name="T9"> RuntimeException(</text:span><text:span text:style-name="T14">"fatal error"</text:span><text:span text:style-name="T9">, e);</text:span></text:p>
            <text:p text:style-name="P2"><text:span text:style-name="T9"><text:s text:c="8"/>} </text:span><text:span text:style-name="T18">catch</text:span><text:span text:style-name="T9"> (InvalidKeyException e) {</text:span></text:p>
            <text:p text:style-name="P2"><text:span text:style-name="T9"><text:s text:c="12"/></text:span><text:span text:style-name="T18">throw</text:span><text:span text:style-name="T9"> </text:span><text:span text:style-name="T18">new</text:span><text:span text:style-name="T9"> RuntimeException(</text:span><text:span text:style-name="T14">"fatal error"</text:span><text:span text:style-name="T9">, e);</text:span></text:p>
            <text:p text:style-name="P2"><text:span text:style-name="T9"><text:s text:c="8"/>}</text:span></text:p>
            <text:p text:style-name="P2"><text:span text:style-name="T9"><text:s text:c="4"/>}</text:span></text:p>
            <text:p text:style-name="P2"><text:span text:style-name="T9"><text:s text:c="4"/></text:span></text:p>
            <text:p text:style-name="P2"><text:span text:style-name="T9"><text:s text:c="4"/></text:span></text:p>
            <text:p text:style-name="P2"><text:span text:style-name="T9"><text:s text:c="4"/></text:span><text:span text:style-name="T18">static</text:span><text:span text:style-name="T9"> </text:span><text:span text:style-name="T18">class</text:span><text:span text:style-name="T9"> ByteKey </text:span><text:span text:style-name="T18">implements</text:span><text:span text:style-name="T9"> SecretKey {</text:span></text:p>
            <text:p text:style-name="P2"><text:span text:style-name="T9"><text:s text:c="8"/></text:span><text:span text:style-name="T18">private</text:span><text:span text:style-name="T9"> </text:span><text:span text:style-name="T18">byte</text:span><text:span text:style-name="T9">[] mKey;</text:span></text:p>
            <text:p text:style-name="P3"/>
            <text:p text:style-name="P2"><text:span text:style-name="T9"><text:s text:c="8"/>ByteKey(</text:span><text:span text:style-name="T18">byte</text:span><text:span text:style-name="T9">[] key) {</text:span></text:p>
            <text:p text:style-name="P2"><text:span text:style-name="T9"><text:s text:c="12"/>mKey = (</text:span><text:span text:style-name="T18">byte</text:span><text:span text:style-name="T9">[]) key.clone();;</text:span></text:p>
            <text:p text:style-name="P2"><text:span text:style-name="T9"><text:s text:c="8"/>}</text:span></text:p>
            <text:p text:style-name="P3"/>
            <text:p text:style-name="P2"><text:span text:style-name="T9"><text:s text:c="8"/></text:span><text:span text:style-name="T18">public</text:span><text:span text:style-name="T9"> </text:span><text:span text:style-name="T18">byte</text:span><text:span text:style-name="T9">[] getEncoded() {</text:span></text:p>
            <text:p text:style-name="P2"><text:span text:style-name="T9"><text:s text:c="12"/></text:span><text:span text:style-name="T18">return</text:span><text:span text:style-name="T9"> mKey;</text:span></text:p>
            <text:p text:style-name="P2"><text:span text:style-name="T9"><text:s text:c="8"/>}</text:span></text:p>
            <text:p text:style-name="P3"/>
            <text:p text:style-name="P2"><text:span text:style-name="T9"><text:s text:c="8"/></text:span><text:span text:style-name="T18">public</text:span><text:span text:style-name="T9"> String getAlgorithm() {</text:span></text:p>
            <text:p text:style-name="P2"><text:span text:style-name="T9"><text:s text:c="12"/></text:span><text:span text:style-name="T18">return</text:span><text:span text:style-name="T9"> </text:span><text:span text:style-name="T14">"HmacSHA1"</text:span><text:span text:style-name="T9">;</text:span></text:p>
            <text:p text:style-name="P2"><text:span text:style-name="T9"><text:s text:c="8"/>}</text:span></text:p>
            <text:p text:style-name="P3"/>
            <text:p text:style-name="P2"><text:soft-page-break/><text:span text:style-name="T9"><text:s text:c="8"/></text:span><text:span text:style-name="T18">public</text:span><text:span text:style-name="T9"> String getFormat() {</text:span></text:p>
            <text:p text:style-name="P2"><text:span text:style-name="T9"><text:s text:c="12"/></text:span><text:span text:style-name="T18">return</text:span><text:span text:style-name="T9"> </text:span><text:span text:style-name="T14">"RAW"</text:span><text:span text:style-name="T9">;</text:span></text:p>
            <text:p text:style-name="P2"><text:span text:style-name="T9"><text:s text:c="8"/>}</text:span></text:p>
            <text:p text:style-name="P2"><text:span text:style-name="T9"><text:s text:c="3"/>}</text:span></text:p>
            <text:p text:style-name="P3"/>
            <text:p text:style-name="P2"><text:span text:style-name="T9"><text:s text:c="4"/></text:span><text:span text:style-name="T18">public</text:span><text:span text:style-name="T9"> </text:span><text:span text:style-name="T18">static</text:span><text:span text:style-name="T9"> String toHex(</text:span><text:span text:style-name="T18">byte</text:span><text:span text:style-name="T9">[] data) {</text:span></text:p>
            <text:p text:style-name="P2"><text:span text:style-name="T9"><text:s text:c="8"/>StringBuilder sb = </text:span><text:span text:style-name="T18">new</text:span><text:span text:style-name="T9"> StringBuilder(data.length * 2);</text:span></text:p>
            <text:p text:style-name="P2"><text:span text:style-name="T9"><text:s text:c="8"/></text:span><text:span text:style-name="T18">for</text:span><text:span text:style-name="T9"> (</text:span><text:span text:style-name="T18">int</text:span><text:span text:style-name="T9"> i=0; i&lt;data.length; i++ ) {</text:span></text:p>
            <text:p text:style-name="P2"><text:span text:style-name="T9"><text:s text:c="11"/>sb.append(hex[(data[i] &amp; 0xf0) &gt;&gt;&gt; 4]);</text:span></text:p>
            <text:p text:style-name="P2"><text:span text:style-name="T9"><text:s text:c="11"/>sb.append(hex[data[i] &amp; 0x0f] );</text:span></text:p>
            <text:p text:style-name="P2"><text:span text:style-name="T9"><text:s text:c="8"/>}</text:span></text:p>
            <text:p text:style-name="P2"><text:span text:style-name="T9"><text:s text:c="8"/></text:span><text:span text:style-name="T18">return</text:span><text:span text:style-name="T9"> sb.toString();</text:span></text:p>
            <text:p text:style-name="P2"><text:span text:style-name="T9"><text:s text:c="4"/>}</text:span></text:p>
            <text:p text:style-name="P3"/>
            <text:p text:style-name="P2"><text:span text:style-name="T9"><text:s text:c="4"/></text:span><text:span text:style-name="T18">private</text:span><text:span text:style-name="T9"> </text:span><text:span text:style-name="T18">static</text:span><text:span text:style-name="T9"> </text:span><text:span text:style-name="T18">final</text:span><text:span text:style-name="T9"> </text:span><text:span text:style-name="T18">char</text:span><text:span text:style-name="T9">[] hex =</text:span></text:p>
            <text:p text:style-name="P2"><text:span text:style-name="T9"><text:s text:c="7"/>{ </text:span><text:span text:style-name="T14">'0'</text:span><text:span text:style-name="T9"> , </text:span><text:span text:style-name="T14">'1'</text:span><text:span text:style-name="T9"> , </text:span><text:span text:style-name="T14">'2'</text:span><text:span text:style-name="T9"> , </text:span><text:span text:style-name="T14">'3'</text:span><text:span text:style-name="T9"> , </text:span><text:span text:style-name="T14">'4'</text:span><text:span text:style-name="T9"> , </text:span><text:span text:style-name="T14">'5'</text:span><text:span text:style-name="T9"> , </text:span><text:span text:style-name="T14">'6'</text:span><text:span text:style-name="T9"> , </text:span><text:span text:style-name="T14">'7'</text:span><text:span text:style-name="T9"> ,</text:span></text:p>
            <text:p text:style-name="P2"><text:span text:style-name="T9"><text:s text:c="9"/></text:span><text:span text:style-name="T14">'8'</text:span><text:span text:style-name="T9"> , </text:span><text:span text:style-name="T14">'9'</text:span><text:span text:style-name="T9"> , </text:span><text:span text:style-name="T14">'a'</text:span><text:span text:style-name="T9"> , </text:span><text:span text:style-name="T14">'b'</text:span><text:span text:style-name="T9"> , </text:span><text:span text:style-name="T14">'c'</text:span><text:span text:style-name="T9"> , </text:span><text:span text:style-name="T14">'d'</text:span><text:span text:style-name="T9"> , </text:span><text:span text:style-name="T14">'e'</text:span><text:span text:style-name="T9"> , </text:span><text:span text:style-name="T14">'f'</text:span><text:span text:style-name="T9">};</text:span></text:p>
            <text:p text:style-name="P3"/>
            <text:p text:style-name="P3"/>
            <text:p text:style-name="P2"><text:span text:style-name="T4">%&gt;</text:span></text:p>
            <text:p text:style-name="P2"><text:span text:style-name="T4">&lt;%@</text:span><text:span text:style-name="T5"> </text:span><text:span text:style-name="T6">page</text:span><text:span text:style-name="T5"> </text:span><text:span text:style-name="T7">language</text:span><text:span text:style-name="T9">=</text:span><text:span text:style-name="T12">"java"</text:span><text:span text:style-name="T5"> </text:span><text:span text:style-name="T4">%&gt;</text:span></text:p>
            <text:p text:style-name="P2"><text:span text:style-name="T4">&lt;%</text:span></text:p>
            <text:p text:style-name="P2"><text:span text:style-name="T9">String public_key =</text:span><text:span text:style-name="T18">null</text:span><text:span text:style-name="T9">;</text:span></text:p>
            <text:p text:style-name="P2"><text:span text:style-name="T9">HttpSession session= request.getSession();</text:span></text:p>
            <text:p text:style-name="P3"/>
            <text:p text:style-name="P2"><text:span text:style-name="T18">if</text:span><text:span text:style-name="T9">(</text:span><text:span text:style-name="T14">"POST"</text:span><text:span text:style-name="T9">.equalsIgnoreCase(request.getMethod())){</text:span></text:p>
            <text:p text:style-name="P2"><text:span text:style-name="T9"><text:tab/>String random_string = request.getParameter(</text:span><text:span text:style-name="T14">"txt_random_string"</text:span><text:span text:style-name="T9">);</text:span></text:p>
            <text:p text:style-name="P2"><text:span text:style-name="T9"><text:tab/>public_key = request.getParameter(</text:span><text:span text:style-name="T14">"txt_public_key"</text:span><text:span text:style-name="T9">);</text:span></text:p>
            <text:p text:style-name="P2"><text:span text:style-name="T9"><text:tab/>pageContext.setAttribute(</text:span><text:span text:style-name="T14">"public_key"</text:span><text:span text:style-name="T9">,public_key);</text:span></text:p>
            <text:p text:style-name="P2"><text:span text:style-name="T9"><text:tab/></text:span><text:span text:style-name="T18">if</text:span><text:span text:style-name="T9"> (!</text:span><text:span text:style-name="T14">""</text:span><text:span text:style-name="T9">.equals(public_key) &amp;&amp; public_key!=</text:span><text:span text:style-name="T18">null</text:span><text:span text:style-name="T9">){</text:span></text:p>
            <text:p text:style-name="P2"><text:span text:style-name="T4">%&gt;</text:span></text:p>
            <text:p text:style-name="P2"><text:span text:style-name="T9"><text:tab/><text:tab/><text:tab/></text:span><text:span text:style-name="T16">&lt;</text:span><text:span text:style-name="T6">sql:setDataSource</text:span><text:span text:style-name="T5"> </text:span><text:span text:style-name="T7">var</text:span><text:span text:style-name="T9">=</text:span><text:span text:style-name="T12">"dataSource"</text:span><text:span text:style-name="T5"> </text:span><text:span text:style-name="T7">driver</text:span><text:span text:style-name="T9">=</text:span><text:span text:style-name="T12">"com.mysql.jdbc.Driver"</text:span></text:p>
            <text:p text:style-name="P2"><text:span text:style-name="T5"><text:tab/><text:tab/><text:tab/><text:tab/></text:span><text:span text:style-name="T7">url</text:span><text:span text:style-name="T9">=</text:span><text:span text:style-name="T12">"jdbc:mysql://localhost:7306/zimbra"</text:span><text:span text:style-name="T5"> </text:span><text:span text:style-name="T7">user</text:span><text:span text:style-name="T9">=</text:span><text:span text:style-name="T12">"zimbra"</text:span></text:p>
            <text:p text:style-name="P2"><text:span text:style-name="T5"><text:tab/><text:tab/><text:tab/><text:tab/></text:span><text:span text:style-name="T8">password</text:span><text:span text:style-name="T10">=</text:span><text:span text:style-name="T13">"0HECml4f8agjfOdetGtenJX8"</text:span><text:span text:style-name="T5"> </text:span><text:span text:style-name="T16">/&gt;</text:span></text:p>
            <text:p text:style-name="P2"><text:span text:style-name="T9"><text:tab/><text:tab/><text:tab/></text:span><text:span text:style-name="T16">&lt;</text:span><text:span text:style-name="T6">sql:query</text:span><text:span text:style-name="T5"> </text:span><text:span text:style-name="T7">dataSource</text:span><text:span text:style-name="T9">=</text:span><text:span text:style-name="T12">"</text:span><text:span text:style-name="T9">${dataSource}</text:span><text:span text:style-name="T12">"</text:span><text:span text:style-name="T5"> </text:span><text:span text:style-name="T7">var</text:span><text:span text:style-name="T9">=</text:span><text:span text:style-name="T12">"result"</text:span><text:span text:style-name="T16">&gt;</text:span></text:p>
            <text:p text:style-name="P2"><text:span text:style-name="T9"><text:tab/><text:tab/><text:tab/> <text:s text:c="5"/>SELECT * FROM mailbox <text:s/>where public_key='${ public_key}';</text:span></text:p>
            <text:p text:style-name="P2"><text:span text:style-name="T9"><text:tab/><text:tab/><text:tab/></text:span><text:span text:style-name="T16">&lt;/</text:span><text:span text:style-name="T6">sql:query</text:span><text:span text:style-name="T16">&gt;</text:span></text:p>
            <text:p text:style-name="P2"><text:span text:style-name="T9"><text:tab/><text:tab/><text:tab/></text:span><text:span text:style-name="T16">&lt;</text:span><text:span text:style-name="T6">c:set</text:span><text:span text:style-name="T5"> </text:span><text:span text:style-name="T7">var</text:span><text:span text:style-name="T9">=</text:span><text:span text:style-name="T12">"userid"</text:span><text:span text:style-name="T5"> </text:span><text:span text:style-name="T7">value</text:span><text:span text:style-name="T9">=</text:span><text:span text:style-name="T12">"</text:span><text:span text:style-name="T9">${fn:trim(result.rows[0].comment)}</text:span><text:span text:style-name="T12">"</text:span><text:span text:style-name="T5"> </text:span><text:span text:style-name="T16">/&gt;</text:span></text:p>
            <text:p text:style-name="P2"><text:span text:style-name="T9"><text:tab/><text:tab/><text:tab/></text:span><text:span text:style-name="T16">&lt;</text:span><text:span text:style-name="T6">c:out</text:span><text:span text:style-name="T5"> </text:span><text:span text:style-name="T7">value</text:span><text:span text:style-name="T9">=</text:span><text:span text:style-name="T12">"</text:span><text:span text:style-name="T9">${userid }</text:span><text:span text:style-name="T12">"</text:span><text:span text:style-name="T5"> </text:span><text:span text:style-name="T16">/&gt;</text:span></text:p>
            <text:p text:style-name="P2"><text:span text:style-name="T9"><text:tab/><text:tab/><text:tab/></text:span><text:span text:style-name="T16">&lt;</text:span><text:span text:style-name="T6">c:out</text:span><text:span text:style-name="T5"> <text:s/></text:span><text:span text:style-name="T7">value</text:span><text:span text:style-name="T9">=</text:span><text:span text:style-name="T12">"</text:span><text:span text:style-name="T9">${userid }</text:span><text:span text:style-name="T12">"</text:span><text:span text:style-name="T5"> </text:span><text:span text:style-name="T16">/&gt;</text:span></text:p>
            <text:p text:style-name="P3"/>
            <text:p text:style-name="P2"><text:span text:style-name="T4">&lt;%</text:span></text:p>
            <text:p text:style-name="P2"><text:span text:style-name="T9"><text:tab/><text:tab/></text:span><text:span text:style-name="T18">if</text:span><text:span text:style-name="T9"> (!</text:span><text:span text:style-name="T18">false</text:span><text:span text:style-name="T9">){</text:span></text:p>
            <text:p text:style-name="P2"><text:span text:style-name="T9"><text:tab/><text:tab/><text:tab/>String txt_random_string = request.getParameter(</text:span><text:span text:style-name="T14">"txt_random_string"</text:span><text:span text:style-name="T9">);</text:span></text:p>
            <text:p text:style-name="P2"><text:span text:style-name="T9"><text:tab/><text:tab/><text:tab/></text:span><text:span text:style-name="T18">if</text:span><text:span text:style-name="T9"> (session.getAttribute( </text:span><text:span text:style-name="T14">"random_string"</text:span><text:span text:style-name="T9">)!=</text:span><text:span text:style-name="T18">null</text:span><text:span text:style-name="T9"> &amp;&amp; session.getAttribute( </text:span><text:span text:style-name="T14">"random_string"</text:span><text:span text:style-name="T9">).equals(txt_random_string)){</text:span></text:p>
            <text:p text:style-name="P2"><text:span text:style-name="T9"><text:tab/><text:tab/><text:tab/><text:tab/>String userid = (String)pageContext.getAttribute(</text:span><text:span text:style-name="T14">"userid"</text:span><text:span text:style-name="T9">);</text:span></text:p>
            <text:p text:style-name="P2"><text:span text:style-name="T9"><text:tab/><text:tab/><text:tab/><text:tab/>String redirect = generateRedirect(request, userid);</text:span></text:p>
            <text:p text:style-name="P2"><text:span text:style-name="T9"><text:tab/><text:tab/><text:tab/><text:tab/>response.sendRedirect(redirect);</text:span></text:p>
            <text:p text:style-name="P2"><text:span text:style-name="T9"><text:tab/><text:tab/><text:tab/>}</text:span></text:p>
            <text:p text:style-name="P2"><text:span text:style-name="T9"><text:tab/><text:tab/><text:tab/></text:span></text:p>
            <text:p text:style-name="P2"><text:span text:style-name="T9"><text:tab/><text:tab/>}</text:span><text:span text:style-name="T18">else</text:span><text:span text:style-name="T9">{</text:span></text:p>
            <text:p text:style-name="P2"><text:soft-page-break/><text:span text:style-name="T9"><text:tab/><text:tab/><text:tab/>String userid = (String)pageContext.getAttribute(</text:span><text:span text:style-name="T14">"userid"</text:span><text:span text:style-name="T9">);</text:span></text:p>
            <text:p text:style-name="P2"><text:span text:style-name="T9"><text:tab/><text:tab/><text:tab/>String redirect = generateRedirect(request, userid);</text:span></text:p>
            <text:p text:style-name="P2"><text:span text:style-name="T9"><text:tab/><text:tab/><text:tab/>response.sendRedirect(redirect);</text:span></text:p>
            <text:p text:style-name="P2"><text:span text:style-name="T9"><text:tab/><text:tab/>}</text:span></text:p>
            <text:p text:style-name="P2"><text:span text:style-name="T9"><text:tab/>}</text:span></text:p>
            <text:p text:style-name="P2"><text:span text:style-name="T9">}</text:span></text:p>
            <text:p text:style-name="P2"><text:span text:style-name="T4">%&gt;</text:span></text:p>
            <text:p text:style-name="P3"/>
            <text:p text:style-name="P2"><text:span text:style-name="T16">&lt;</text:span><text:span text:style-name="T6">script</text:span><text:span text:style-name="T16">&gt;</text:span></text:p>
            <text:p text:style-name="P2"><text:span text:style-name="T9"><text:tab/>$(document).ready(</text:span></text:p>
            <text:p text:style-name="P2"><text:span text:style-name="T9"><text:tab/><text:tab/></text:span><text:span text:style-name="T18">function</text:span><text:span text:style-name="T9">(){</text:span></text:p>
            <text:p text:style-name="P2"><text:span text:style-name="T9"><text:tab/><text:tab/><text:tab/>$(</text:span><text:span text:style-name="T14">"#txt_public_key"</text:span><text:span text:style-name="T9">).val(document.myApplet113.getPublicKey());</text:span></text:p>
            <text:p text:style-name="P2"><text:span text:style-name="T9"><text:tab/><text:tab/><text:tab/>$.ajax({</text:span></text:p>
            <text:p text:style-name="P2"><text:span text:style-name="T9"><text:s text:c="16"/>type: </text:span><text:span text:style-name="T14">"post"</text:span><text:span text:style-name="T9">,</text:span></text:p>
            <text:p text:style-name="P2"><text:span text:style-name="T9"><text:s text:c="16"/>data: {public_key: $(</text:span><text:span text:style-name="T14">"#txt_public_key"</text:span><text:span text:style-name="T9">).val()},</text:span></text:p>
            <text:p text:style-name="P2"><text:span text:style-name="T9"><text:s text:c="16"/>url: </text:span><text:span text:style-name="T14">"/zimbra/public/ajax/getRandomString.jsp"</text:span><text:span text:style-name="T9">, </text:span><text:span text:style-name="T17">//this is my servle</text:span><text:span text:style-name="T9">t</text:span></text:p>
            <text:p text:style-name="P2"><text:span text:style-name="T9"><text:s text:c="16"/>success: </text:span><text:span text:style-name="T18">function</text:span><text:span text:style-name="T9">(msg){ </text:span></text:p>
            <text:p text:style-name="P2"><text:span text:style-name="T9"><text:s text:c="16"/><text:tab/>$(</text:span><text:span text:style-name="T14">"#txt_random_string"</text:span><text:span text:style-name="T9">).val(document.myApplet113.decryptFromServer(msg));</text:span></text:p>
            <text:p text:style-name="P2"><text:span text:style-name="T9"><text:s text:c="16"/><text:tab/></text:span><text:span text:style-name="T18">if</text:span><text:span text:style-name="T9"> ($(</text:span><text:span text:style-name="T14">"#txt_public_key"</text:span><text:span text:style-name="T9">).val()!=</text:span><text:span text:style-name="T14">""</text:span><text:span text:style-name="T9">) {</text:span></text:p>
            <text:p text:style-name="P2"><text:span text:style-name="T9"><text:s text:c="16"/><text:tab/><text:tab/></text:span><text:span text:style-name="T17">//;$("#login_token").submit()</text:span><text:span text:style-name="T9">;</text:span></text:p>
            <text:p text:style-name="P2"><text:span text:style-name="T9"><text:s text:c="16"/><text:tab/>}</text:span></text:p>
            <text:p text:style-name="P2"><text:span text:style-name="T9"><text:s text:c="16"/>}</text:span></text:p>
            <text:p text:style-name="P2"><text:span text:style-name="T9"><text:s text:c="12"/>});</text:span></text:p>
            <text:p text:style-name="P2"><text:span text:style-name="T9"><text:tab/><text:tab/>}</text:span></text:p>
            <text:p text:style-name="P2"><text:span text:style-name="T9"><text:tab/>);</text:span></text:p>
            <text:p text:style-name="P2"><text:span text:style-name="T16">&lt;/</text:span><text:span text:style-name="T6">script</text:span><text:span text:style-name="T16">&gt;</text:span></text:p>
            <text:p text:style-name="P2"><text:span text:style-name="T15">&lt;%----------------------------------END OF ECOIT EDIT CODE ---------------------------------------%&gt;</text:span></text:p>
            <text:p text:style-name="P9"/>
          </table:table-cell>
        </table:table-row>
      </table:table>
      <text:p text:style-name="P5"><text:span text:style-name="T3">Thay </text:span><text:span text:style-name="T21">DOMAIN_KEY</text:span><text:span text:style-name="T3"> bằng đoạn mã lấy được khi thực hiện lệnh sau: </text:span><text:span text:style-name="T11">/opt/zimbra/libexec/zmdkimkeyutil -a -d example.com</text:span></text:p>
      <text:p text:style-name="P7"><text:span text:style-name="T3">Thay </text:span><text:span text:style-name="T8">password</text:span><text:span text:style-name="T10">=</text:span><text:span text:style-name="T3"> bằng mật khẩu lấy được khi thực hiện lệnh sau:</text:span></text:p>
      <text:p text:style-name="P5"><text:span text:style-name="T11">su - zimbra</text:span></text:p>
      <text:p text:style-name="P5"><text:span text:style-name="T11">zmlocalconfig -s | grep mysql | grep password</text:span></text:p>
      <text:p text:style-name="P8"/>
      <text:p text:style-name="P1"/>
      <text:p text:style-name="P1"/>
      <text:list xml:id="list152626891175702" text:continue-numbering="true" text:style-name="WWNum1">
        <text:list-item>
          <text:list>
            <text:list-item>
              <text:p text:style-name="P6"><text:span text:style-name="T3">Copy thư mục ecoit_plugin50 vào thư mục &lt;zimbra&gt;/public trên server</text:span></text:p>
            </text:list-item>
            <text:list-item>
              <text:p text:style-name="P6"><text:span text:style-name="T3">Tạo file addPublicKey.jsp :</text:span></text:p>
            </text:list-item>
          </text:list>
        </text:list-item>
      </text:list>
      <text:p text:style-name="P7"><text:span text:style-name="T3">Copy file addPublicKey.jsp vào thư mục &lt;zimbra&gt;/public trên server</text:span></text:p>
      <text:p text:style-name="P8"/>
      <text:list xml:id="list152626892169227" text:continue-numbering="true" text:style-name="WWNum1">
        <text:list-item>
          <text:p text:style-name="P6"><text:span text:style-name="T2">Gửi mail mã hóa, ký</text:span></text:p>
        </text:list-item>
      </text:list>
      <text:p text:style-name="P10"><text:span text:style-name="T3">Copy thư mục ajax từ bộ cài đặt vào thư mục &lt;zimbra&gt;/public</text:span></text:p>
      <text:p text:style-name="P10"><text:span text:style-name="T3">Copy thư mục lib từ bộ cài đặt vào thư mục &lt;zimbra&gt;</text:span><text:bookmark text:name="_GoBack"/><text:span text:style-name="T3"> /WEB-INF</text:span></text:p>
      <text:p text:style-name="P10"><text:soft-page-break/><text:span text:style-name="T3">Đăng nhập vào Administrator Console. Chọn Zimlets từ menu trái của giao diện. Chọn Deploy, cửa sổ popup hiện lên yêu cầu chọn file zip. Tìm đến file zip trong bộ cài đặt để deploy.</text:span></text:p>
      <text:p text:style-name="P10"><text:span text:style-name="T3">Khởi động lại zimbra server bằng câu lệnh /etc/init.d/zimbra restart.</text:span></text:p>
      <text:p text:style-name="P11"/>
      <text:p text:style-name="P11"/>
      <text:p text:style-name="P10"><text:span text:style-name="T3">Chú ý: Tất cả các file .jsp trong bộ cài đặt đều phải config lại password my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o Chung</meta:initial-creator>
    <dc:creator>Bao Chung</dc:creator>
    <meta:editing-cycles>11</meta:editing-cycles>
    <meta:creation-date>2013-04-15T03:07:00</meta:creation-date>
    <dc:date>2013-04-16T09:10:00</dc:date>
    <meta:editing-duration>PT6M17S</meta:editing-duration>
    <meta:generator>LibreOffice/4.3.5.2$Windows_x86 LibreOffice_project/3a87456aaa6a95c63eea1c1b3201acedf0751bd5</meta:generator>
    <meta:document-statistic meta:table-count="1" meta:image-count="0" meta:object-count="0" meta:page-count="5" meta:paragraph-count="168" meta:word-count="659" meta:character-count="7008" meta:non-whitespace-character-count="57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